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ntrol_log_wall" table:style-name="ta1">
        <table:shapes>
          <draw:frame draw:z-index="0" draw:style-name="gr1" draw:text-style-name="P1" svg:width="453.51pt" svg:height="255.09pt" svg:x="99.24pt" svg:y="2.83pt">
            <loext:p draw:notify-on-update-of-ranges="control_log_wall.A1:control_log_wall.A500 control_log_wall.M3:control_log_wall.M3 control_log_wall.C1:control_log_wall.C500 control_log_wall.M2:control_log_wall.M2 control_log_wall.B1:control_log_wall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float" office:value="60198" calcext:value-type="float">
            <text:p>601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198" calcext:value-type="float">
            <text:p>601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Position</text:p>
          </table:table-cell>
        </table:table-row>
        <table:table-row table:style-name="ro1">
          <table:table-cell office:value-type="float" office:value="60198" calcext:value-type="float">
            <text:p>601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Duty Cycle</text:p>
          </table:table-cell>
        </table:table-row>
        <table:table-row table:style-name="ro1">
          <table:table-cell office:value-type="float" office:value="60198" calcext:value-type="float">
            <text:p>601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198" calcext:value-type="float">
            <text:p>601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198" calcext:value-type="float">
            <text:p>60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511" calcext:value-type="float">
            <text:p>635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511" calcext:value-type="float">
            <text:p>635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511" calcext:value-type="float">
            <text:p>635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758" calcext:value-type="float">
            <text:p>6575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758" calcext:value-type="float">
            <text:p>6575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758" calcext:value-type="float">
            <text:p>6575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758" calcext:value-type="float">
            <text:p>6575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011" calcext:value-type="float">
            <text:p>680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011" calcext:value-type="float">
            <text:p>680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011" calcext:value-type="float">
            <text:p>680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271" calcext:value-type="float">
            <text:p>7027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271" calcext:value-type="float">
            <text:p>7027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271" calcext:value-type="float">
            <text:p>7027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271" calcext:value-type="float">
            <text:p>70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518" calcext:value-type="float">
            <text:p>72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518" calcext:value-type="float">
            <text:p>72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518" calcext:value-type="float">
            <text:p>72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518" calcext:value-type="float">
            <text:p>72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767" calcext:value-type="float">
            <text:p>747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767" calcext:value-type="float">
            <text:p>747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767" calcext:value-type="float">
            <text:p>747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040" calcext:value-type="float">
            <text:p>770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040" calcext:value-type="float">
            <text:p>770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040" calcext:value-type="float">
            <text:p>770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040" calcext:value-type="float">
            <text:p>7704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9289" calcext:value-type="float">
            <text:p>7928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9289" calcext:value-type="float">
            <text:p>7928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9289" calcext:value-type="float">
            <text:p>7928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543" calcext:value-type="float">
            <text:p>8154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543" calcext:value-type="float">
            <text:p>8154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543" calcext:value-type="float">
            <text:p>8154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543" calcext:value-type="float">
            <text:p>8154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3806" calcext:value-type="float">
            <text:p>8380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3806" calcext:value-type="float">
            <text:p>8380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3806" calcext:value-type="float">
            <text:p>8380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6073" calcext:value-type="float">
            <text:p>860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6073" calcext:value-type="float">
            <text:p>860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6073" calcext:value-type="float">
            <text:p>860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6073" calcext:value-type="float">
            <text:p>860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8323" calcext:value-type="float">
            <text:p>883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8323" calcext:value-type="float">
            <text:p>883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8323" calcext:value-type="float">
            <text:p>883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8323" calcext:value-type="float">
            <text:p>88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583" calcext:value-type="float">
            <text:p>905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583" calcext:value-type="float">
            <text:p>905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583" calcext:value-type="float">
            <text:p>9058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2841" calcext:value-type="float">
            <text:p>9284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2841" calcext:value-type="float">
            <text:p>9284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2841" calcext:value-type="float">
            <text:p>9284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2841" calcext:value-type="float">
            <text:p>92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5103" calcext:value-type="float">
            <text:p>95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5103" calcext:value-type="float">
            <text:p>95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5103" calcext:value-type="float">
            <text:p>95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7353" calcext:value-type="float">
            <text:p>973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7353" calcext:value-type="float">
            <text:p>973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7353" calcext:value-type="float">
            <text:p>973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7353" calcext:value-type="float">
            <text:p>9735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9617" calcext:value-type="float">
            <text:p>996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9617" calcext:value-type="float">
            <text:p>996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9617" calcext:value-type="float">
            <text:p>996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9617" calcext:value-type="float">
            <text:p>996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1882" calcext:value-type="float">
            <text:p>1018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1882" calcext:value-type="float">
            <text:p>1018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1882" calcext:value-type="float">
            <text:p>1018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4141" calcext:value-type="float">
            <text:p>104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4141" calcext:value-type="float">
            <text:p>104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4141" calcext:value-type="float">
            <text:p>104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4141" calcext:value-type="float">
            <text:p>10414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6409" calcext:value-type="float">
            <text:p>10640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6409" calcext:value-type="float">
            <text:p>10640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6409" calcext:value-type="float">
            <text:p>10640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664" calcext:value-type="float">
            <text:p>10866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664" calcext:value-type="float">
            <text:p>10866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664" calcext:value-type="float">
            <text:p>10866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664" calcext:value-type="float">
            <text:p>1086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0925" calcext:value-type="float">
            <text:p>110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0925" calcext:value-type="float">
            <text:p>110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0925" calcext:value-type="float">
            <text:p>110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3185" calcext:value-type="float">
            <text:p>113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3185" calcext:value-type="float">
            <text:p>113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3185" calcext:value-type="float">
            <text:p>113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3185" calcext:value-type="float">
            <text:p>11318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5445" calcext:value-type="float">
            <text:p>11544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5445" calcext:value-type="float">
            <text:p>11544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5445" calcext:value-type="float">
            <text:p>11544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5445" calcext:value-type="float">
            <text:p>1154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7705" calcext:value-type="float">
            <text:p>1177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7705" calcext:value-type="float">
            <text:p>1177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7705" calcext:value-type="float">
            <text:p>1177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9964" calcext:value-type="float">
            <text:p>1199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9964" calcext:value-type="float">
            <text:p>1199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9964" calcext:value-type="float">
            <text:p>1199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9964" calcext:value-type="float">
            <text:p>1199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2227" calcext:value-type="float">
            <text:p>1222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2227" calcext:value-type="float">
            <text:p>1222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2227" calcext:value-type="float">
            <text:p>12222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4489" calcext:value-type="float">
            <text:p>12448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4489" calcext:value-type="float">
            <text:p>12448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4489" calcext:value-type="float">
            <text:p>12448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4489" calcext:value-type="float">
            <text:p>1244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6743" calcext:value-type="float">
            <text:p>1267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6743" calcext:value-type="float">
            <text:p>1267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6743" calcext:value-type="float">
            <text:p>12674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8996" calcext:value-type="float">
            <text:p>12899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8996" calcext:value-type="float">
            <text:p>12899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8996" calcext:value-type="float">
            <text:p>12899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8996" calcext:value-type="float">
            <text:p>12899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1255" calcext:value-type="float">
            <text:p>13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1255" calcext:value-type="float">
            <text:p>13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1255" calcext:value-type="float">
            <text:p>13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1255" calcext:value-type="float">
            <text:p>131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3515" calcext:value-type="float">
            <text:p>1335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3515" calcext:value-type="float">
            <text:p>1335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3515" calcext:value-type="float">
            <text:p>1335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5784" calcext:value-type="float">
            <text:p>13578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5784" calcext:value-type="float">
            <text:p>13578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5784" calcext:value-type="float">
            <text:p>13578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5784" calcext:value-type="float">
            <text:p>135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8059" calcext:value-type="float">
            <text:p>138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8059" calcext:value-type="float">
            <text:p>138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8059" calcext:value-type="float">
            <text:p>13805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0318" calcext:value-type="float">
            <text:p>14031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0318" calcext:value-type="float">
            <text:p>14031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0318" calcext:value-type="float">
            <text:p>14031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0318" calcext:value-type="float">
            <text:p>140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2579" calcext:value-type="float">
            <text:p>142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2579" calcext:value-type="float">
            <text:p>142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2579" calcext:value-type="float">
            <text:p>142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2579" calcext:value-type="float">
            <text:p>14257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4836" calcext:value-type="float">
            <text:p>14483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4836" calcext:value-type="float">
            <text:p>14483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4836" calcext:value-type="float">
            <text:p>14483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7100" calcext:value-type="float">
            <text:p>1471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7100" calcext:value-type="float">
            <text:p>1471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7100" calcext:value-type="float">
            <text:p>1471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7100" calcext:value-type="float">
            <text:p>147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9368" calcext:value-type="float">
            <text:p>149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9368" calcext:value-type="float">
            <text:p>149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9368" calcext:value-type="float">
            <text:p>14936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1626" calcext:value-type="float">
            <text:p>15162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1626" calcext:value-type="float">
            <text:p>15162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1626" calcext:value-type="float">
            <text:p>15162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1626" calcext:value-type="float">
            <text:p>15162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3876" calcext:value-type="float">
            <text:p>15387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3876" calcext:value-type="float">
            <text:p>15387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3876" calcext:value-type="float">
            <text:p>153876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133" calcext:value-type="float">
            <text:p>156133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133" calcext:value-type="float">
            <text:p>156133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133" calcext:value-type="float">
            <text:p>156133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133" calcext:value-type="float">
            <text:p>156133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8397" calcext:value-type="float">
            <text:p>158397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8397" calcext:value-type="float">
            <text:p>158397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8397" calcext:value-type="float">
            <text:p>158397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8397" calcext:value-type="float">
            <text:p>158397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0661" calcext:value-type="float">
            <text:p>160661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0661" calcext:value-type="float">
            <text:p>160661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0661" calcext:value-type="float">
            <text:p>160661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916" calcext:value-type="float">
            <text:p>16291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916" calcext:value-type="float">
            <text:p>16291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916" calcext:value-type="float">
            <text:p>16291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916" calcext:value-type="float">
            <text:p>162916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5175" calcext:value-type="float">
            <text:p>16517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5175" calcext:value-type="float">
            <text:p>16517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5175" calcext:value-type="float">
            <text:p>165175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7439" calcext:value-type="float">
            <text:p>167439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7439" calcext:value-type="float">
            <text:p>167439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7439" calcext:value-type="float">
            <text:p>167439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7439" calcext:value-type="float">
            <text:p>167439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9694" calcext:value-type="float">
            <text:p>169694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9694" calcext:value-type="float">
            <text:p>169694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9694" calcext:value-type="float">
            <text:p>169694</text:p>
          </table:table-cell>
          <table:table-cell office:value-type="float" office:value="1182" calcext:value-type="float">
            <text:p>118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69694" calcext:value-type="float">
            <text:p>169694</text:p>
          </table:table-cell>
          <table:table-cell office:value-type="float" office:value="1182" calcext:value-type="float">
            <text:p>118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71935" calcext:value-type="float">
            <text:p>171935</text:p>
          </table:table-cell>
          <table:table-cell office:value-type="float" office:value="1182" calcext:value-type="float">
            <text:p>118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71935" calcext:value-type="float">
            <text:p>171935</text:p>
          </table:table-cell>
          <table:table-cell office:value-type="float" office:value="1182" calcext:value-type="float">
            <text:p>118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71935" calcext:value-type="float">
            <text:p>171935</text:p>
          </table:table-cell>
          <table:table-cell office:value-type="float" office:value="-283" calcext:value-type="float">
            <text:p>-28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4208" calcext:value-type="float">
            <text:p>174208</text:p>
          </table:table-cell>
          <table:table-cell office:value-type="float" office:value="-283" calcext:value-type="float">
            <text:p>-28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4208" calcext:value-type="float">
            <text:p>174208</text:p>
          </table:table-cell>
          <table:table-cell office:value-type="float" office:value="-283" calcext:value-type="float">
            <text:p>-28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4208" calcext:value-type="float">
            <text:p>174208</text:p>
          </table:table-cell>
          <table:table-cell office:value-type="float" office:value="-283" calcext:value-type="float">
            <text:p>-28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4208" calcext:value-type="float">
            <text:p>174208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6463" calcext:value-type="float">
            <text:p>176463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6463" calcext:value-type="float">
            <text:p>176463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6463" calcext:value-type="float">
            <text:p>176463</text:p>
          </table:table-cell>
          <table:table-cell office:value-type="float" office:value="1211" calcext:value-type="float">
            <text:p>1211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78694" calcext:value-type="float">
            <text:p>178694</text:p>
          </table:table-cell>
          <table:table-cell office:value-type="float" office:value="1211" calcext:value-type="float">
            <text:p>1211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78694" calcext:value-type="float">
            <text:p>178694</text:p>
          </table:table-cell>
          <table:table-cell office:value-type="float" office:value="1211" calcext:value-type="float">
            <text:p>1211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78694" calcext:value-type="float">
            <text:p>178694</text:p>
          </table:table-cell>
          <table:table-cell office:value-type="float" office:value="1211" calcext:value-type="float">
            <text:p>1211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78694" calcext:value-type="float">
            <text:p>178694</text:p>
          </table:table-cell>
          <table:table-cell office:value-type="float" office:value="-431" calcext:value-type="float">
            <text:p>-4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936" calcext:value-type="float">
            <text:p>180936</text:p>
          </table:table-cell>
          <table:table-cell office:value-type="float" office:value="-431" calcext:value-type="float">
            <text:p>-4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936" calcext:value-type="float">
            <text:p>180936</text:p>
          </table:table-cell>
          <table:table-cell office:value-type="float" office:value="-431" calcext:value-type="float">
            <text:p>-4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936" calcext:value-type="float">
            <text:p>180936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3214" calcext:value-type="float">
            <text:p>183214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3214" calcext:value-type="float">
            <text:p>183214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3214" calcext:value-type="float">
            <text:p>183214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3214" calcext:value-type="float">
            <text:p>183214</text:p>
          </table:table-cell>
          <table:table-cell office:value-type="float" office:value="1026" calcext:value-type="float">
            <text:p>1026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85477" calcext:value-type="float">
            <text:p>185477</text:p>
          </table:table-cell>
          <table:table-cell office:value-type="float" office:value="1026" calcext:value-type="float">
            <text:p>1026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85477" calcext:value-type="float">
            <text:p>185477</text:p>
          </table:table-cell>
          <table:table-cell office:value-type="float" office:value="1026" calcext:value-type="float">
            <text:p>1026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85477" calcext:value-type="float">
            <text:p>185477</text:p>
          </table:table-cell>
          <table:table-cell office:value-type="float" office:value="-808" calcext:value-type="float">
            <text:p>-80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7734" calcext:value-type="float">
            <text:p>187734</text:p>
          </table:table-cell>
          <table:table-cell office:value-type="float" office:value="-808" calcext:value-type="float">
            <text:p>-80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7734" calcext:value-type="float">
            <text:p>187734</text:p>
          </table:table-cell>
          <table:table-cell office:value-type="float" office:value="-808" calcext:value-type="float">
            <text:p>-80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7734" calcext:value-type="float">
            <text:p>187734</text:p>
          </table:table-cell>
          <table:table-cell office:value-type="float" office:value="-808" calcext:value-type="float">
            <text:p>-80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7734" calcext:value-type="float">
            <text:p>187734</text:p>
          </table:table-cell>
          <table:table-cell office:value-type="float" office:value="-142" calcext:value-type="float">
            <text:p>-1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9989" calcext:value-type="float">
            <text:p>189989</text:p>
          </table:table-cell>
          <table:table-cell office:value-type="float" office:value="-142" calcext:value-type="float">
            <text:p>-1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9989" calcext:value-type="float">
            <text:p>189989</text:p>
          </table:table-cell>
          <table:table-cell office:value-type="float" office:value="-142" calcext:value-type="float">
            <text:p>-1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9989" calcext:value-type="float">
            <text:p>189989</text:p>
          </table:table-cell>
          <table:table-cell office:value-type="float" office:value="-142" calcext:value-type="float">
            <text:p>-1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9989" calcext:value-type="float">
            <text:p>1899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2249" calcext:value-type="float">
            <text:p>192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2249" calcext:value-type="float">
            <text:p>192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2249" calcext:value-type="float">
            <text:p>192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4505" calcext:value-type="float">
            <text:p>194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4505" calcext:value-type="float">
            <text:p>194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4505" calcext:value-type="float">
            <text:p>194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4505" calcext:value-type="float">
            <text:p>1945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6772" calcext:value-type="float">
            <text:p>1967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6772" calcext:value-type="float">
            <text:p>1967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6772" calcext:value-type="float">
            <text:p>1967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9037" calcext:value-type="float">
            <text:p>199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9037" calcext:value-type="float">
            <text:p>199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9037" calcext:value-type="float">
            <text:p>199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9037" calcext:value-type="float">
            <text:p>19903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1279" calcext:value-type="float">
            <text:p>20127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1279" calcext:value-type="float">
            <text:p>20127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1279" calcext:value-type="float">
            <text:p>2012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3530" calcext:value-type="float">
            <text:p>2035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3530" calcext:value-type="float">
            <text:p>2035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3530" calcext:value-type="float">
            <text:p>2035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3530" calcext:value-type="float">
            <text:p>203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5763" calcext:value-type="float">
            <text:p>2057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5763" calcext:value-type="float">
            <text:p>2057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5763" calcext:value-type="float">
            <text:p>2057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5763" calcext:value-type="float">
            <text:p>2057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8019" calcext:value-type="float">
            <text:p>2080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8019" calcext:value-type="float">
            <text:p>2080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8019" calcext:value-type="float">
            <text:p>208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0282" calcext:value-type="float">
            <text:p>2102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0282" calcext:value-type="float">
            <text:p>2102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0282" calcext:value-type="float">
            <text:p>2102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0282" calcext:value-type="float">
            <text:p>2102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2528" calcext:value-type="float">
            <text:p>2125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2528" calcext:value-type="float">
            <text:p>2125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2528" calcext:value-type="float">
            <text:p>21252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4792" calcext:value-type="float">
            <text:p>21479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4792" calcext:value-type="float">
            <text:p>21479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4792" calcext:value-type="float">
            <text:p>21479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4792" calcext:value-type="float">
            <text:p>2147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7040" calcext:value-type="float">
            <text:p>2170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7040" calcext:value-type="float">
            <text:p>2170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7040" calcext:value-type="float">
            <text:p>21704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9277" calcext:value-type="float">
            <text:p>21927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9277" calcext:value-type="float">
            <text:p>21927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9277" calcext:value-type="float">
            <text:p>21927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9277" calcext:value-type="float">
            <text:p>219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1535" calcext:value-type="float">
            <text:p>2215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1535" calcext:value-type="float">
            <text:p>2215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1535" calcext:value-type="float">
            <text:p>2215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1535" calcext:value-type="float">
            <text:p>2215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3797" calcext:value-type="float">
            <text:p>2237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3797" calcext:value-type="float">
            <text:p>2237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3797" calcext:value-type="float">
            <text:p>2237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6067" calcext:value-type="float">
            <text:p>2260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6067" calcext:value-type="float">
            <text:p>2260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6067" calcext:value-type="float">
            <text:p>2260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6067" calcext:value-type="float">
            <text:p>2260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8340" calcext:value-type="float">
            <text:p>2283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8340" calcext:value-type="float">
            <text:p>2283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8340" calcext:value-type="float">
            <text:p>2283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0616" calcext:value-type="float">
            <text:p>2306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0616" calcext:value-type="float">
            <text:p>2306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0616" calcext:value-type="float">
            <text:p>2306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0616" calcext:value-type="float">
            <text:p>2306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2908" calcext:value-type="float">
            <text:p>2329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2908" calcext:value-type="float">
            <text:p>2329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2908" calcext:value-type="float">
            <text:p>2329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2908" calcext:value-type="float">
            <text:p>2329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5200" calcext:value-type="float">
            <text:p>235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5200" calcext:value-type="float">
            <text:p>235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5200" calcext:value-type="float">
            <text:p>235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7457" calcext:value-type="float">
            <text:p>237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7457" calcext:value-type="float">
            <text:p>237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7457" calcext:value-type="float">
            <text:p>237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7457" calcext:value-type="float">
            <text:p>237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9761" calcext:value-type="float">
            <text:p>2397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9761" calcext:value-type="float">
            <text:p>2397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9761" calcext:value-type="float">
            <text:p>23976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2019" calcext:value-type="float">
            <text:p>24201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2019" calcext:value-type="float">
            <text:p>24201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2019" calcext:value-type="float">
            <text:p>24201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2019" calcext:value-type="float">
            <text:p>242019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4270" calcext:value-type="float">
            <text:p>24427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4270" calcext:value-type="float">
            <text:p>24427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4270" calcext:value-type="float">
            <text:p>24427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4270" calcext:value-type="float">
            <text:p>244270</text:p>
          </table:table-cell>
          <table:table-cell office:value-type="float" office:value="1112" calcext:value-type="float">
            <text:p>111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46527" calcext:value-type="float">
            <text:p>246527</text:p>
          </table:table-cell>
          <table:table-cell office:value-type="float" office:value="1112" calcext:value-type="float">
            <text:p>111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46527" calcext:value-type="float">
            <text:p>246527</text:p>
          </table:table-cell>
          <table:table-cell office:value-type="float" office:value="1112" calcext:value-type="float">
            <text:p>111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46527" calcext:value-type="float">
            <text:p>2465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8787" calcext:value-type="float">
            <text:p>24878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8787" calcext:value-type="float">
            <text:p>24878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8787" calcext:value-type="float">
            <text:p>24878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8787" calcext:value-type="float">
            <text:p>248787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1045" calcext:value-type="float">
            <text:p>251045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1045" calcext:value-type="float">
            <text:p>251045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1045" calcext:value-type="float">
            <text:p>251045</text:p>
          </table:table-cell>
          <table:table-cell office:value-type="float" office:value="1916" calcext:value-type="float">
            <text:p>1916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53310" calcext:value-type="float">
            <text:p>253310</text:p>
          </table:table-cell>
          <table:table-cell office:value-type="float" office:value="1916" calcext:value-type="float">
            <text:p>1916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53310" calcext:value-type="float">
            <text:p>253310</text:p>
          </table:table-cell>
          <table:table-cell office:value-type="float" office:value="1916" calcext:value-type="float">
            <text:p>1916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53310" calcext:value-type="float">
            <text:p>253310</text:p>
          </table:table-cell>
          <table:table-cell office:value-type="float" office:value="1916" calcext:value-type="float">
            <text:p>1916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53310" calcext:value-type="float">
            <text:p>253310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5566" calcext:value-type="float">
            <text:p>255566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5566" calcext:value-type="float">
            <text:p>255566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5566" calcext:value-type="float">
            <text:p>255566</text:p>
          </table:table-cell>
          <table:table-cell office:value-type="float" office:value="1290" calcext:value-type="float">
            <text:p>129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55566" calcext:value-type="float">
            <text:p>255566</text:p>
          </table:table-cell>
          <table:table-cell office:value-type="float" office:value="1290" calcext:value-type="float">
            <text:p>129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57818" calcext:value-type="float">
            <text:p>257818</text:p>
          </table:table-cell>
          <table:table-cell office:value-type="float" office:value="1290" calcext:value-type="float">
            <text:p>129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57818" calcext:value-type="float">
            <text:p>257818</text:p>
          </table:table-cell>
          <table:table-cell office:value-type="float" office:value="1290" calcext:value-type="float">
            <text:p>129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57818" calcext:value-type="float">
            <text:p>257818</text:p>
          </table:table-cell>
          <table:table-cell office:value-type="float" office:value="-127" calcext:value-type="float">
            <text:p>-12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0088" calcext:value-type="float">
            <text:p>260088</text:p>
          </table:table-cell>
          <table:table-cell office:value-type="float" office:value="-127" calcext:value-type="float">
            <text:p>-12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0088" calcext:value-type="float">
            <text:p>260088</text:p>
          </table:table-cell>
          <table:table-cell office:value-type="float" office:value="-127" calcext:value-type="float">
            <text:p>-12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0088" calcext:value-type="float">
            <text:p>260088</text:p>
          </table:table-cell>
          <table:table-cell office:value-type="float" office:value="-127" calcext:value-type="float">
            <text:p>-12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0088" calcext:value-type="float">
            <text:p>260088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2333" calcext:value-type="float">
            <text:p>262333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2333" calcext:value-type="float">
            <text:p>262333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2333" calcext:value-type="float">
            <text:p>262333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599" calcext:value-type="float">
            <text:p>264599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599" calcext:value-type="float">
            <text:p>264599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599" calcext:value-type="float">
            <text:p>264599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599" calcext:value-type="float">
            <text:p>264599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6878" calcext:value-type="float">
            <text:p>266878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6878" calcext:value-type="float">
            <text:p>266878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6878" calcext:value-type="float">
            <text:p>266878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9152" calcext:value-type="float">
            <text:p>269152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9152" calcext:value-type="float">
            <text:p>269152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9152" calcext:value-type="float">
            <text:p>269152</text:p>
          </table:table-cell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9152" calcext:value-type="float">
            <text:p>269152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1410" calcext:value-type="float">
            <text:p>271410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1410" calcext:value-type="float">
            <text:p>271410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1410" calcext:value-type="float">
            <text:p>271410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1410" calcext:value-type="float">
            <text:p>271410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3673" calcext:value-type="float">
            <text:p>273673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3673" calcext:value-type="float">
            <text:p>273673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3673" calcext:value-type="float">
            <text:p>273673</text:p>
          </table:table-cell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5931" calcext:value-type="float">
            <text:p>275931</text:p>
          </table:table-cell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5931" calcext:value-type="float">
            <text:p>275931</text:p>
          </table:table-cell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5931" calcext:value-type="float">
            <text:p>275931</text:p>
          </table:table-cell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5931" calcext:value-type="float">
            <text:p>275931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8186" calcext:value-type="float">
            <text:p>278186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8186" calcext:value-type="float">
            <text:p>278186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8186" calcext:value-type="float">
            <text:p>278186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0452" calcext:value-type="float">
            <text:p>280452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0452" calcext:value-type="float">
            <text:p>280452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0452" calcext:value-type="float">
            <text:p>280452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0452" calcext:value-type="float">
            <text:p>280452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712" calcext:value-type="float">
            <text:p>282712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712" calcext:value-type="float">
            <text:p>282712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712" calcext:value-type="float">
            <text:p>282712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4970" calcext:value-type="float">
            <text:p>284970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4970" calcext:value-type="float">
            <text:p>284970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4970" calcext:value-type="float">
            <text:p>284970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4970" calcext:value-type="float">
            <text:p>284970</text:p>
          </table:table-cell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7219" calcext:value-type="float">
            <text:p>287219</text:p>
          </table:table-cell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7219" calcext:value-type="float">
            <text:p>287219</text:p>
          </table:table-cell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7219" calcext:value-type="float">
            <text:p>287219</text:p>
          </table:table-cell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7219" calcext:value-type="float">
            <text:p>287219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9474" calcext:value-type="float">
            <text:p>289474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9474" calcext:value-type="float">
            <text:p>289474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9474" calcext:value-type="float">
            <text:p>289474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1740" calcext:value-type="float">
            <text:p>291740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1740" calcext:value-type="float">
            <text:p>291740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1740" calcext:value-type="float">
            <text:p>291740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1740" calcext:value-type="float">
            <text:p>291740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4004" calcext:value-type="float">
            <text:p>294004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4004" calcext:value-type="float">
            <text:p>294004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4004" calcext:value-type="float">
            <text:p>294004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6264" calcext:value-type="float">
            <text:p>296264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6264" calcext:value-type="float">
            <text:p>296264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6264" calcext:value-type="float">
            <text:p>296264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6264" calcext:value-type="float">
            <text:p>296264</text:p>
          </table:table-cell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8524" calcext:value-type="float">
            <text:p>298524</text:p>
          </table:table-cell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8524" calcext:value-type="float">
            <text:p>298524</text:p>
          </table:table-cell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8524" calcext:value-type="float">
            <text:p>298524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8524" calcext:value-type="float">
            <text:p>298524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0785" calcext:value-type="float">
            <text:p>300785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0785" calcext:value-type="float">
            <text:p>300785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0785" calcext:value-type="float">
            <text:p>300785</text:p>
          </table:table-cell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3020" calcext:value-type="float">
            <text:p>303020</text:p>
          </table:table-cell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3020" calcext:value-type="float">
            <text:p>303020</text:p>
          </table:table-cell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3020" calcext:value-type="float">
            <text:p>303020</text:p>
          </table:table-cell>
          <table:table-cell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3020" calcext:value-type="float">
            <text:p>303020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5264" calcext:value-type="float">
            <text:p>305264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5264" calcext:value-type="float">
            <text:p>305264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5264" calcext:value-type="float">
            <text:p>305264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7529" calcext:value-type="float">
            <text:p>307529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7529" calcext:value-type="float">
            <text:p>307529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7529" calcext:value-type="float">
            <text:p>307529</text:p>
          </table:table-cell>
          <table:table-cell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7529" calcext:value-type="float">
            <text:p>307529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9787" calcext:value-type="float">
            <text:p>309787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9787" calcext:value-type="float">
            <text:p>309787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9787" calcext:value-type="float">
            <text:p>309787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040" calcext:value-type="float">
            <text:p>312040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040" calcext:value-type="float">
            <text:p>312040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040" calcext:value-type="float">
            <text:p>312040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040" calcext:value-type="float">
            <text:p>312040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4286" calcext:value-type="float">
            <text:p>314286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4286" calcext:value-type="float">
            <text:p>314286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4286" calcext:value-type="float">
            <text:p>314286</text:p>
          </table:table-cell>
          <table:table-cell office:value-type="float" office:value="1758" calcext:value-type="float">
            <text:p>1758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314286" calcext:value-type="float">
            <text:p>314286</text:p>
          </table:table-cell>
          <table:table-cell office:value-type="float" office:value="1758" calcext:value-type="float">
            <text:p>1758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316534" calcext:value-type="float">
            <text:p>316534</text:p>
          </table:table-cell>
          <table:table-cell office:value-type="float" office:value="1758" calcext:value-type="float">
            <text:p>1758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316534" calcext:value-type="float">
            <text:p>316534</text:p>
          </table:table-cell>
          <table:table-cell office:value-type="float" office:value="1758" calcext:value-type="float">
            <text:p>1758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316534" calcext:value-type="float">
            <text:p>316534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8783" calcext:value-type="float">
            <text:p>318783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8783" calcext:value-type="float">
            <text:p>318783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8783" calcext:value-type="float">
            <text:p>318783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8783" calcext:value-type="float">
            <text:p>318783</text:p>
          </table:table-cell>
          <table:table-cell office:value-type="float" office:value="1617" calcext:value-type="float">
            <text:p>1617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321020" calcext:value-type="float">
            <text:p>321020</text:p>
          </table:table-cell>
          <table:table-cell office:value-type="float" office:value="1617" calcext:value-type="float">
            <text:p>1617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321020" calcext:value-type="float">
            <text:p>321020</text:p>
          </table:table-cell>
          <table:table-cell office:value-type="float" office:value="1617" calcext:value-type="float">
            <text:p>1617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321020" calcext:value-type="float">
            <text:p>32102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3267" calcext:value-type="float">
            <text:p>323267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3267" calcext:value-type="float">
            <text:p>323267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3267" calcext:value-type="float">
            <text:p>323267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3267" calcext:value-type="float">
            <text:p>32326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5522" calcext:value-type="float">
            <text:p>325522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5522" calcext:value-type="float">
            <text:p>325522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5522" calcext:value-type="float">
            <text:p>32552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7762" calcext:value-type="float">
            <text:p>32776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7762" calcext:value-type="float">
            <text:p>32776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7762" calcext:value-type="float">
            <text:p>32776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7762" calcext:value-type="float">
            <text:p>32776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0030" calcext:value-type="float">
            <text:p>33003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0030" calcext:value-type="float">
            <text:p>33003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0030" calcext:value-type="float">
            <text:p>33003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2276" calcext:value-type="float">
            <text:p>33227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2276" calcext:value-type="float">
            <text:p>33227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2276" calcext:value-type="float">
            <text:p>33227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2276" calcext:value-type="float">
            <text:p>33227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4521" calcext:value-type="float">
            <text:p>33452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4521" calcext:value-type="float">
            <text:p>33452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4521" calcext:value-type="float">
            <text:p>33452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4521" calcext:value-type="float">
            <text:p>33452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6782" calcext:value-type="float">
            <text:p>33678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6782" calcext:value-type="float">
            <text:p>33678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6782" calcext:value-type="float">
            <text:p>33678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9042" calcext:value-type="float">
            <text:p>33904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9042" calcext:value-type="float">
            <text:p>33904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9042" calcext:value-type="float">
            <text:p>33904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9042" calcext:value-type="float">
            <text:p>33904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1298" calcext:value-type="float">
            <text:p>34129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1298" calcext:value-type="float">
            <text:p>34129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1298" calcext:value-type="float">
            <text:p>34129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3564" calcext:value-type="float">
            <text:p>34356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3564" calcext:value-type="float">
            <text:p>34356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3564" calcext:value-type="float">
            <text:p>34356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3564" calcext:value-type="float">
            <text:p>34356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5807" calcext:value-type="float">
            <text:p>34580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5807" calcext:value-type="float">
            <text:p>34580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5807" calcext:value-type="float">
            <text:p>34580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8052" calcext:value-type="float">
            <text:p>34805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8052" calcext:value-type="float">
            <text:p>34805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8052" calcext:value-type="float">
            <text:p>34805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8052" calcext:value-type="float">
            <text:p>34805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0315" calcext:value-type="float">
            <text:p>35031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0315" calcext:value-type="float">
            <text:p>35031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0315" calcext:value-type="float">
            <text:p>35031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0315" calcext:value-type="float">
            <text:p>35031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2571" calcext:value-type="float">
            <text:p>35257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2571" calcext:value-type="float">
            <text:p>35257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2571" calcext:value-type="float">
            <text:p>35257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812" calcext:value-type="float">
            <text:p>3548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812" calcext:value-type="float">
            <text:p>3548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812" calcext:value-type="float">
            <text:p>3548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812" calcext:value-type="float">
            <text:p>35481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7057" calcext:value-type="float">
            <text:p>35705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7057" calcext:value-type="float">
            <text:p>35705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7057" calcext:value-type="float">
            <text:p>35705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9315" calcext:value-type="float">
            <text:p>35931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9315" calcext:value-type="float">
            <text:p>35931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9315" calcext:value-type="float">
            <text:p>35931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9315" calcext:value-type="float">
            <text:p>35931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1617" calcext:value-type="float">
            <text:p>36161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1617" calcext:value-type="float">
            <text:p>36161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1617" calcext:value-type="float">
            <text:p>36161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1617" calcext:value-type="float">
            <text:p>36161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3944" calcext:value-type="float">
            <text:p>3639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3944" calcext:value-type="float">
            <text:p>3639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3944" calcext:value-type="float">
            <text:p>36394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6254" calcext:value-type="float">
            <text:p>36625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6254" calcext:value-type="float">
            <text:p>36625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6254" calcext:value-type="float">
            <text:p>36625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6254" calcext:value-type="float">
            <text:p>36625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8518" calcext:value-type="float">
            <text:p>36851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8518" calcext:value-type="float">
            <text:p>36851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8518" calcext:value-type="float">
            <text:p>36851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0777" calcext:value-type="float">
            <text:p>37077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0777" calcext:value-type="float">
            <text:p>37077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0777" calcext:value-type="float">
            <text:p>37077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0777" calcext:value-type="float">
            <text:p>37077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3023" calcext:value-type="float">
            <text:p>37302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3023" calcext:value-type="float">
            <text:p>37302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3023" calcext:value-type="float">
            <text:p>37302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3023" calcext:value-type="float">
            <text:p>37302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5265" calcext:value-type="float">
            <text:p>37526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5265" calcext:value-type="float">
            <text:p>37526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5265" calcext:value-type="float">
            <text:p>37526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7514" calcext:value-type="float">
            <text:p>37751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7514" calcext:value-type="float">
            <text:p>37751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7514" calcext:value-type="float">
            <text:p>37751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7514" calcext:value-type="float">
            <text:p>37751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9752" calcext:value-type="float">
            <text:p>37975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9752" calcext:value-type="float">
            <text:p>37975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9752" calcext:value-type="float">
            <text:p>37975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2018" calcext:value-type="float">
            <text:p>38201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2018" calcext:value-type="float">
            <text:p>38201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2018" calcext:value-type="float">
            <text:p>38201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2018" calcext:value-type="float">
            <text:p>38201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4272" calcext:value-type="float">
            <text:p>38427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4272" calcext:value-type="float">
            <text:p>38427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4272" calcext:value-type="float">
            <text:p>38427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6536" calcext:value-type="float">
            <text:p>38653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6536" calcext:value-type="float">
            <text:p>38653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6536" calcext:value-type="float">
            <text:p>38653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6536" calcext:value-type="float">
            <text:p>38653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8785" calcext:value-type="float">
            <text:p>3887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8785" calcext:value-type="float">
            <text:p>3887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8785" calcext:value-type="float">
            <text:p>3887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8785" calcext:value-type="float">
            <text:p>3887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1049" calcext:value-type="float">
            <text:p>39104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1049" calcext:value-type="float">
            <text:p>39104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1049" calcext:value-type="float">
            <text:p>39104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3311" calcext:value-type="float">
            <text:p>39331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3311" calcext:value-type="float">
            <text:p>39331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3311" calcext:value-type="float">
            <text:p>39331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3311" calcext:value-type="float">
            <text:p>39331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5567" calcext:value-type="float">
            <text:p>39556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5567" calcext:value-type="float">
            <text:p>39556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5567" calcext:value-type="float">
            <text:p>39556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7829" calcext:value-type="float">
            <text:p>39782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7829" calcext:value-type="float">
            <text:p>39782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7829" calcext:value-type="float">
            <text:p>39782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7829" calcext:value-type="float">
            <text:p>397829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0086" calcext:value-type="float">
            <text:p>40008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0086" calcext:value-type="float">
            <text:p>40008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0086" calcext:value-type="float">
            <text:p>40008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2336" calcext:value-type="float">
            <text:p>40233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2336" calcext:value-type="float">
            <text:p>40233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2336" calcext:value-type="float">
            <text:p>40233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2336" calcext:value-type="float">
            <text:p>40233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4587" calcext:value-type="float">
            <text:p>40458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4587" calcext:value-type="float">
            <text:p>40458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4587" calcext:value-type="float">
            <text:p>40458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4587" calcext:value-type="float">
            <text:p>40458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6853" calcext:value-type="float">
            <text:p>40685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6853" calcext:value-type="float">
            <text:p>40685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6853" calcext:value-type="float">
            <text:p>40685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9109" calcext:value-type="float">
            <text:p>40910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9109" calcext:value-type="float">
            <text:p>40910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9109" calcext:value-type="float">
            <text:p>40910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9109" calcext:value-type="float">
            <text:p>409109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1363" calcext:value-type="float">
            <text:p>41136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1363" calcext:value-type="float">
            <text:p>41136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1363" calcext:value-type="float">
            <text:p>41136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3617" calcext:value-type="float">
            <text:p>41361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3617" calcext:value-type="float">
            <text:p>41361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3617" calcext:value-type="float">
            <text:p>41361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3617" calcext:value-type="float">
            <text:p>41361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5875" calcext:value-type="float">
            <text:p>41587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5875" calcext:value-type="float">
            <text:p>41587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5875" calcext:value-type="float">
            <text:p>41587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8131" calcext:value-type="float">
            <text:p>41813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8131" calcext:value-type="float">
            <text:p>41813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8131" calcext:value-type="float">
            <text:p>41813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8131" calcext:value-type="float">
            <text:p>41813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0399" calcext:value-type="float">
            <text:p>420399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0399" calcext:value-type="float">
            <text:p>420399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0399" calcext:value-type="float">
            <text:p>420399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0399" calcext:value-type="float">
            <text:p>42039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2646" calcext:value-type="float">
            <text:p>42264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2646" calcext:value-type="float">
            <text:p>42264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2646" calcext:value-type="float">
            <text:p>42264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5042" calcext:value-type="float">
            <text:p>42504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5042" calcext:value-type="float">
            <text:p>42504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5042" calcext:value-type="float">
            <text:p>42504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5042" calcext:value-type="float">
            <text:p>42504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7296" calcext:value-type="float">
            <text:p>42729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7296" calcext:value-type="float">
            <text:p>42729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7296" calcext:value-type="float">
            <text:p>42729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7296" calcext:value-type="float">
            <text:p>42729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9535" calcext:value-type="float">
            <text:p>42953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9535" calcext:value-type="float">
            <text:p>42953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9535" calcext:value-type="float">
            <text:p>42953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1795" calcext:value-type="float">
            <text:p>43179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1795" calcext:value-type="float">
            <text:p>43179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1795" calcext:value-type="float">
            <text:p>43179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1795" calcext:value-type="float">
            <text:p>43179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4053" calcext:value-type="float">
            <text:p>43405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4053" calcext:value-type="float">
            <text:p>43405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4053" calcext:value-type="float">
            <text:p>43405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6314" calcext:value-type="float">
            <text:p>43631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6314" calcext:value-type="float">
            <text:p>43631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6314" calcext:value-type="float">
            <text:p>43631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6314" calcext:value-type="float">
            <text:p>43631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8569" calcext:value-type="float">
            <text:p>43856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8569" calcext:value-type="float">
            <text:p>43856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8569" calcext:value-type="float">
            <text:p>43856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0822" calcext:value-type="float">
            <text:p>44082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0822" calcext:value-type="float">
            <text:p>44082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0822" calcext:value-type="float">
            <text:p>44082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0822" calcext:value-type="float">
            <text:p>44082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3078" calcext:value-type="float">
            <text:p>44307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3078" calcext:value-type="float">
            <text:p>44307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3078" calcext:value-type="float">
            <text:p>44307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3078" calcext:value-type="float">
            <text:p>44307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5354" calcext:value-type="float">
            <text:p>44535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5354" calcext:value-type="float">
            <text:p>44535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5354" calcext:value-type="float">
            <text:p>44535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7600" calcext:value-type="float">
            <text:p>44760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7600" calcext:value-type="float">
            <text:p>44760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7600" calcext:value-type="float">
            <text:p>44760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7600" calcext:value-type="float">
            <text:p>4476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9834" calcext:value-type="float">
            <text:p>44983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9834" calcext:value-type="float">
            <text:p>44983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9834" calcext:value-type="float">
            <text:p>44983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2098" calcext:value-type="float">
            <text:p>45209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2098" calcext:value-type="float">
            <text:p>45209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2098" calcext:value-type="float">
            <text:p>45209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2098" calcext:value-type="float">
            <text:p>45209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4356" calcext:value-type="float">
            <text:p>45435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4356" calcext:value-type="float">
            <text:p>45435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4356" calcext:value-type="float">
            <text:p>45435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6605" calcext:value-type="float">
            <text:p>45660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6605" calcext:value-type="float">
            <text:p>45660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6605" calcext:value-type="float">
            <text:p>45660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6605" calcext:value-type="float">
            <text:p>45660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8850" calcext:value-type="float">
            <text:p>45885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8850" calcext:value-type="float">
            <text:p>45885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8850" calcext:value-type="float">
            <text:p>45885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8850" calcext:value-type="float">
            <text:p>45885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1099" calcext:value-type="float">
            <text:p>461099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1099" calcext:value-type="float">
            <text:p>461099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1099" calcext:value-type="float">
            <text:p>46109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3341" calcext:value-type="float">
            <text:p>4633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3341" calcext:value-type="float">
            <text:p>4633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3341" calcext:value-type="float">
            <text:p>4633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3341" calcext:value-type="float">
            <text:p>46334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5587" calcext:value-type="float">
            <text:p>46558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5587" calcext:value-type="float">
            <text:p>46558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5587" calcext:value-type="float">
            <text:p>46558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7843" calcext:value-type="float">
            <text:p>46784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7843" calcext:value-type="float">
            <text:p>46784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7843" calcext:value-type="float">
            <text:p>46784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7843" calcext:value-type="float">
            <text:p>46784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0104" calcext:value-type="float">
            <text:p>47010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0104" calcext:value-type="float">
            <text:p>47010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0104" calcext:value-type="float">
            <text:p>47010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2366" calcext:value-type="float">
            <text:p>47236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2366" calcext:value-type="float">
            <text:p>47236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2366" calcext:value-type="float">
            <text:p>47236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2366" calcext:value-type="float">
            <text:p>47236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4633" calcext:value-type="float">
            <text:p>47463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4633" calcext:value-type="float">
            <text:p>47463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4633" calcext:value-type="float">
            <text:p>47463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4633" calcext:value-type="float">
            <text:p>47463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6894" calcext:value-type="float">
            <text:p>47689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6894" calcext:value-type="float">
            <text:p>47689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6894" calcext:value-type="float">
            <text:p>47689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9147" calcext:value-type="float">
            <text:p>47914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9147" calcext:value-type="float">
            <text:p>47914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9147" calcext:value-type="float">
            <text:p>47914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9147" calcext:value-type="float">
            <text:p>47914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1398" calcext:value-type="float">
            <text:p>48139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1398" calcext:value-type="float">
            <text:p>48139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1398" calcext:value-type="float">
            <text:p>48139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3657" calcext:value-type="float">
            <text:p>48365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3657" calcext:value-type="float">
            <text:p>48365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3657" calcext:value-type="float">
            <text:p>48365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3657" calcext:value-type="float">
            <text:p>48365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5914" calcext:value-type="float">
            <text:p>48591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5914" calcext:value-type="float">
            <text:p>48591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5914" calcext:value-type="float">
            <text:p>48591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8175" calcext:value-type="float">
            <text:p>48817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8175" calcext:value-type="float">
            <text:p>48817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8175" calcext:value-type="float">
            <text:p>48817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8175" calcext:value-type="float">
            <text:p>4881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0431" calcext:value-type="float">
            <text:p>49043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0431" calcext:value-type="float">
            <text:p>49043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0431" calcext:value-type="float">
            <text:p>49043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0431" calcext:value-type="float">
            <text:p>49043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2683" calcext:value-type="float">
            <text:p>49268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2683" calcext:value-type="float">
            <text:p>49268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2683" calcext:value-type="float">
            <text:p>49268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4927" calcext:value-type="float">
            <text:p>49492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4927" calcext:value-type="float">
            <text:p>49492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4927" calcext:value-type="float">
            <text:p>49492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4927" calcext:value-type="float">
            <text:p>49492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7186" calcext:value-type="float">
            <text:p>49718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7186" calcext:value-type="float">
            <text:p>49718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7186" calcext:value-type="float">
            <text:p>4971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9441" calcext:value-type="float">
            <text:p>49944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9441" calcext:value-type="float">
            <text:p>49944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9441" calcext:value-type="float">
            <text:p>49944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9441" calcext:value-type="float">
            <text:p>49944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1688" calcext:value-type="float">
            <text:p>50168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1688" calcext:value-type="float">
            <text:p>50168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1688" calcext:value-type="float">
            <text:p>50168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3942" calcext:value-type="float">
            <text:p>50394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3942" calcext:value-type="float">
            <text:p>50394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3942" calcext:value-type="float">
            <text:p>50394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3942" calcext:value-type="float">
            <text:p>50394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6191" calcext:value-type="float">
            <text:p>50619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6191" calcext:value-type="float">
            <text:p>50619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6191" calcext:value-type="float">
            <text:p>50619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6191" calcext:value-type="float">
            <text:p>50619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8456" calcext:value-type="float">
            <text:p>50845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8456" calcext:value-type="float">
            <text:p>50845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8456" calcext:value-type="float">
            <text:p>50845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0707" calcext:value-type="float">
            <text:p>51070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0707" calcext:value-type="float">
            <text:p>51070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0707" calcext:value-type="float">
            <text:p>51070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0707" calcext:value-type="float">
            <text:p>5107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2965" calcext:value-type="float">
            <text:p>5129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2965" calcext:value-type="float">
            <text:p>5129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2965" calcext:value-type="float">
            <text:p>51296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5222" calcext:value-type="float">
            <text:p>51522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5222" calcext:value-type="float">
            <text:p>51522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5222" calcext:value-type="float">
            <text:p>51522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5222" calcext:value-type="float">
            <text:p>51522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7467" calcext:value-type="float">
            <text:p>51746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7467" calcext:value-type="float">
            <text:p>51746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7467" calcext:value-type="float">
            <text:p>51746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9708" calcext:value-type="float">
            <text:p>51970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9708" calcext:value-type="float">
            <text:p>51970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9708" calcext:value-type="float">
            <text:p>51970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9708" calcext:value-type="float">
            <text:p>51970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1954" calcext:value-type="float">
            <text:p>52195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1954" calcext:value-type="float">
            <text:p>52195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1954" calcext:value-type="float">
            <text:p>52195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1954" calcext:value-type="float">
            <text:p>52195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4204" calcext:value-type="float">
            <text:p>52420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4204" calcext:value-type="float">
            <text:p>52420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4204" calcext:value-type="float">
            <text:p>52420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6460" calcext:value-type="float">
            <text:p>52646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6460" calcext:value-type="float">
            <text:p>52646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6460" calcext:value-type="float">
            <text:p>52646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6460" calcext:value-type="float">
            <text:p>52646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8719" calcext:value-type="float">
            <text:p>52871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8719" calcext:value-type="float">
            <text:p>52871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8719" calcext:value-type="float">
            <text:p>52871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0979" calcext:value-type="float">
            <text:p>53097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0979" calcext:value-type="float">
            <text:p>53097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0979" calcext:value-type="float">
            <text:p>53097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0979" calcext:value-type="float">
            <text:p>53097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3241" calcext:value-type="float">
            <text:p>53324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3241" calcext:value-type="float">
            <text:p>53324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3241" calcext:value-type="float">
            <text:p>53324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5497" calcext:value-type="float">
            <text:p>53549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5497" calcext:value-type="float">
            <text:p>53549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5497" calcext:value-type="float">
            <text:p>53549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6T23:01:35.310079583</dc:date>
    <meta:editing-duration>PT4M</meta:editing-duration>
    <meta:editing-cycles>1</meta:editing-cycles>
    <meta:document-statistic meta:table-count="1" meta:cell-count="227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35cm" svg:y="0.316cm" chart:style-name="ch2">
          <text:p>Wall Response</text:p>
        </chart:title>
        <chart:legend chart:legend-position="end" svg:x="12.963cm" svg:y="3.952cm" style:legend-expansion="high" chart:style-name="ch3"/>
        <chart:plot-area chart:style-name="ch4" table:cell-range-address="control_log_wall.A1:control_log_wall.C500 control_log_wall.M2:control_log_wall.M3" chart:data-source-has-labels="both" svg:x="1.331cm" svg:y="1.275cm" svg:width="10.431cm" svg:height="6.564cm">
          <chartooo:coordinate-region svg:x="2.429cm" svg:y="1.275cm" svg:width="8.525cm" svg:height="5.049cm"/>
          <chart:axis chart:dimension="x" chart:name="primary-x" chart:style-name="ch5" chartooo:axis-type="auto">
            <chartooo:date-scale/>
            <chart:title svg:x="5.179cm" svg:y="8.019cm" chart:style-name="ch6">
              <text:p>Program Time (us)</text:p>
            </chart:title>
            <chart:categories table:cell-range-address="control_log_wall.A1:control_log_wall.A500"/>
          </chart:axis>
          <chart:axis chart:dimension="y" chart:name="primary-y" chart:style-name="ch7">
            <chart:title svg:x="0.451cm" svg:y="6.929cm" chart:style-name="ch8">
              <text:p>Relative Position (encoder ticks)</text:p>
            </chart:title>
            <chart:grid chart:style-name="ch9" chart:class="major"/>
          </chart:axis>
          <chart:axis chart:dimension="y" chart:name="secondary-y" chart:style-name="ch10">
            <chart:title svg:x="12.082cm" svg:y="6.136cm" chart:style-name="ch8">
              <text:p>Motor Duty Cycle (%)</text:p>
            </chart:title>
          </chart:axis>
          <chart:series chart:attached-axis="secondary-y" chart:style-name="ch11" chart:values-cell-range-address="control_log_wall.C1:control_log_wall.C500" chart:label-cell-address="control_log_wall.M3:control_log_wall.M3" chart:class="chart:line">
            <chart:data-point chart:repeated="500"/>
          </chart:series>
          <chart:series chart:attached-axis="primary-y" chart:style-name="ch12" chart:values-cell-range-address="control_log_wall.B1:control_log_wall.B500" chart:label-cell-address="control_log_wall.M2:control_log_wall.M2" chart:class="chart:line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ty Cycle</text:p>
                <draw:g>
                  <svg:desc>control_log_wall.M3:control_log_wall.M3</svg:desc>
                </draw:g>
              </table:table-cell>
              <table:table-cell office:value-type="string">
                <text:p>Position</text:p>
                <draw:g>
                  <svg:desc>control_log_wall.M2:control_log_wall.M2</svg:desc>
                </draw:g>
              </table:table-cell>
            </table:table-row>
          </table:table-header-rows>
          <table:table-rows>
            <table:table-row>
              <table:table-cell office:value-type="float" office:value="60198">
                <text:p>60198</text:p>
                <draw:g>
                  <svg:desc>control_log_wall.A1:control_log_wall.A500</svg:desc>
                </draw:g>
              </table:table-cell>
              <table:table-cell office:value-type="float" office:value="0">
                <text:p>0</text:p>
                <draw:g>
                  <svg:desc>control_log_wall.C1:control_log_wall.C500</svg:desc>
                </draw:g>
              </table:table-cell>
              <table:table-cell office:value-type="float" office:value="0">
                <text:p>0</text:p>
                <draw:g>
                  <svg:desc>control_log_wall.B1:control_log_wall.B500</svg:desc>
                </draw:g>
              </table:table-cell>
            </table:table-row>
            <table:table-row>
              <table:table-cell office:value-type="float" office:value="60198">
                <text:p>60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198">
                <text:p>60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198">
                <text:p>60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198">
                <text:p>60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198">
                <text:p>601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511">
                <text:p>635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511">
                <text:p>635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511">
                <text:p>6351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5758">
                <text:p>6575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5758">
                <text:p>6575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5758">
                <text:p>6575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5758">
                <text:p>6575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8011">
                <text:p>6801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8011">
                <text:p>6801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8011">
                <text:p>6801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0271">
                <text:p>7027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0271">
                <text:p>7027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0271">
                <text:p>7027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0271">
                <text:p>7027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518">
                <text:p>725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518">
                <text:p>725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518">
                <text:p>725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518">
                <text:p>725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767">
                <text:p>747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767">
                <text:p>747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767">
                <text:p>74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40">
                <text:p>77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40">
                <text:p>77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40">
                <text:p>77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40">
                <text:p>7704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9289">
                <text:p>7928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9289">
                <text:p>7928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9289">
                <text:p>79289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81543">
                <text:p>81543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81543">
                <text:p>81543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81543">
                <text:p>81543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81543">
                <text:p>81543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3806">
                <text:p>8380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3806">
                <text:p>8380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3806">
                <text:p>8380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6073">
                <text:p>86073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6073">
                <text:p>86073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6073">
                <text:p>86073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86073">
                <text:p>860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8323">
                <text:p>883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8323">
                <text:p>883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8323">
                <text:p>883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8323">
                <text:p>88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583">
                <text:p>90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583">
                <text:p>90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583">
                <text:p>90583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2841">
                <text:p>9284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2841">
                <text:p>9284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2841">
                <text:p>9284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2841">
                <text:p>92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103">
                <text:p>95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103">
                <text:p>95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103">
                <text:p>95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353">
                <text:p>97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353">
                <text:p>97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353">
                <text:p>97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353">
                <text:p>9735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99617">
                <text:p>9961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99617">
                <text:p>9961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99617">
                <text:p>996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9617">
                <text:p>996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1882">
                <text:p>10188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1882">
                <text:p>10188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1882">
                <text:p>1018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4141">
                <text:p>1041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4141">
                <text:p>1041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4141">
                <text:p>1041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4141">
                <text:p>10414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6409">
                <text:p>106409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6409">
                <text:p>106409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6409">
                <text:p>106409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8664">
                <text:p>108664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8664">
                <text:p>108664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8664">
                <text:p>108664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08664">
                <text:p>108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925">
                <text:p>110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925">
                <text:p>110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925">
                <text:p>110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185">
                <text:p>113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185">
                <text:p>113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185">
                <text:p>113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185">
                <text:p>11318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15445">
                <text:p>11544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15445">
                <text:p>11544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15445">
                <text:p>11544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15445">
                <text:p>115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705">
                <text:p>117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705">
                <text:p>117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705">
                <text:p>1177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9964">
                <text:p>1199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9964">
                <text:p>1199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9964">
                <text:p>1199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9964">
                <text:p>119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227">
                <text:p>122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227">
                <text:p>122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227">
                <text:p>12222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489">
                <text:p>12448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489">
                <text:p>12448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489">
                <text:p>12448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24489">
                <text:p>124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743">
                <text:p>126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743">
                <text:p>126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743">
                <text:p>126743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8996">
                <text:p>12899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8996">
                <text:p>12899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8996">
                <text:p>12899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8996">
                <text:p>12899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1255">
                <text:p>13125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1255">
                <text:p>13125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1255">
                <text:p>13125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1255">
                <text:p>1312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3515">
                <text:p>1335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3515">
                <text:p>1335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3515">
                <text:p>13351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5784">
                <text:p>13578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5784">
                <text:p>13578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5784">
                <text:p>13578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5784">
                <text:p>135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059">
                <text:p>138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059">
                <text:p>138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059">
                <text:p>138059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0318">
                <text:p>14031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0318">
                <text:p>14031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0318">
                <text:p>14031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40318">
                <text:p>1403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2579">
                <text:p>1425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2579">
                <text:p>1425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2579">
                <text:p>1425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2579">
                <text:p>142579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44836">
                <text:p>144836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44836">
                <text:p>144836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44836">
                <text:p>14483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47100">
                <text:p>14710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47100">
                <text:p>14710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47100">
                <text:p>14710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47100">
                <text:p>147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9368">
                <text:p>1493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9368">
                <text:p>1493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9368">
                <text:p>149368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51626">
                <text:p>151626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51626">
                <text:p>151626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51626">
                <text:p>151626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51626">
                <text:p>15162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53876">
                <text:p>15387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53876">
                <text:p>15387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53876">
                <text:p>153876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56133">
                <text:p>156133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56133">
                <text:p>156133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56133">
                <text:p>156133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56133">
                <text:p>156133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58397">
                <text:p>158397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58397">
                <text:p>158397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58397">
                <text:p>158397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58397">
                <text:p>158397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160661">
                <text:p>160661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160661">
                <text:p>160661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160661">
                <text:p>160661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162916">
                <text:p>162916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162916">
                <text:p>162916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162916">
                <text:p>162916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162916">
                <text:p>162916</text:p>
              </table:table-cell>
              <table:table-cell office:value-type="float" office:value="0">
                <text:p>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165175">
                <text:p>165175</text:p>
              </table:table-cell>
              <table:table-cell office:value-type="float" office:value="0">
                <text:p>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165175">
                <text:p>165175</text:p>
              </table:table-cell>
              <table:table-cell office:value-type="float" office:value="0">
                <text:p>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165175">
                <text:p>165175</text:p>
              </table:table-cell>
              <table:table-cell office:value-type="float" office:value="0">
                <text:p>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167439">
                <text:p>167439</text:p>
              </table:table-cell>
              <table:table-cell office:value-type="float" office:value="0">
                <text:p>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167439">
                <text:p>167439</text:p>
              </table:table-cell>
              <table:table-cell office:value-type="float" office:value="0">
                <text:p>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167439">
                <text:p>167439</text:p>
              </table:table-cell>
              <table:table-cell office:value-type="float" office:value="0">
                <text:p>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167439">
                <text:p>167439</text:p>
              </table:table-cell>
              <table:table-cell office:value-type="float" office:value="0">
                <text:p>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169694">
                <text:p>169694</text:p>
              </table:table-cell>
              <table:table-cell office:value-type="float" office:value="0">
                <text:p>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169694">
                <text:p>169694</text:p>
              </table:table-cell>
              <table:table-cell office:value-type="float" office:value="0">
                <text:p>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169694">
                <text:p>169694</text:p>
              </table:table-cell>
              <table:table-cell office:value-type="float" office:value="100">
                <text:p>100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float" office:value="169694">
                <text:p>169694</text:p>
              </table:table-cell>
              <table:table-cell office:value-type="float" office:value="100">
                <text:p>100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float" office:value="171935">
                <text:p>171935</text:p>
              </table:table-cell>
              <table:table-cell office:value-type="float" office:value="100">
                <text:p>100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float" office:value="171935">
                <text:p>171935</text:p>
              </table:table-cell>
              <table:table-cell office:value-type="float" office:value="100">
                <text:p>100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float" office:value="171935">
                <text:p>171935</text:p>
              </table:table-cell>
              <table:table-cell office:value-type="float" office:value="0">
                <text:p>0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float" office:value="174208">
                <text:p>174208</text:p>
              </table:table-cell>
              <table:table-cell office:value-type="float" office:value="0">
                <text:p>0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float" office:value="174208">
                <text:p>174208</text:p>
              </table:table-cell>
              <table:table-cell office:value-type="float" office:value="0">
                <text:p>0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float" office:value="174208">
                <text:p>174208</text:p>
              </table:table-cell>
              <table:table-cell office:value-type="float" office:value="0">
                <text:p>0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float" office:value="174208">
                <text:p>174208</text:p>
              </table:table-cell>
              <table:table-cell office:value-type="float" office:value="0">
                <text:p>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176463">
                <text:p>176463</text:p>
              </table:table-cell>
              <table:table-cell office:value-type="float" office:value="0">
                <text:p>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176463">
                <text:p>176463</text:p>
              </table:table-cell>
              <table:table-cell office:value-type="float" office:value="0">
                <text:p>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176463">
                <text:p>176463</text:p>
              </table:table-cell>
              <table:table-cell office:value-type="float" office:value="100">
                <text:p>100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178694">
                <text:p>178694</text:p>
              </table:table-cell>
              <table:table-cell office:value-type="float" office:value="100">
                <text:p>100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178694">
                <text:p>178694</text:p>
              </table:table-cell>
              <table:table-cell office:value-type="float" office:value="100">
                <text:p>100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178694">
                <text:p>178694</text:p>
              </table:table-cell>
              <table:table-cell office:value-type="float" office:value="100">
                <text:p>100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178694">
                <text:p>178694</text:p>
              </table:table-cell>
              <table:table-cell office:value-type="float" office:value="0">
                <text:p>0</text:p>
              </table:table-cell>
              <table:table-cell office:value-type="float" office:value="-431">
                <text:p>-431</text:p>
              </table:table-cell>
            </table:table-row>
            <table:table-row>
              <table:table-cell office:value-type="float" office:value="180936">
                <text:p>180936</text:p>
              </table:table-cell>
              <table:table-cell office:value-type="float" office:value="0">
                <text:p>0</text:p>
              </table:table-cell>
              <table:table-cell office:value-type="float" office:value="-431">
                <text:p>-431</text:p>
              </table:table-cell>
            </table:table-row>
            <table:table-row>
              <table:table-cell office:value-type="float" office:value="180936">
                <text:p>180936</text:p>
              </table:table-cell>
              <table:table-cell office:value-type="float" office:value="0">
                <text:p>0</text:p>
              </table:table-cell>
              <table:table-cell office:value-type="float" office:value="-431">
                <text:p>-431</text:p>
              </table:table-cell>
            </table:table-row>
            <table:table-row>
              <table:table-cell office:value-type="float" office:value="180936">
                <text:p>180936</text:p>
              </table:table-cell>
              <table:table-cell office:value-type="float" office:value="0">
                <text:p>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183214">
                <text:p>183214</text:p>
              </table:table-cell>
              <table:table-cell office:value-type="float" office:value="0">
                <text:p>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183214">
                <text:p>183214</text:p>
              </table:table-cell>
              <table:table-cell office:value-type="float" office:value="0">
                <text:p>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183214">
                <text:p>183214</text:p>
              </table:table-cell>
              <table:table-cell office:value-type="float" office:value="0">
                <text:p>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183214">
                <text:p>183214</text:p>
              </table:table-cell>
              <table:table-cell office:value-type="float" office:value="100">
                <text:p>100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185477">
                <text:p>185477</text:p>
              </table:table-cell>
              <table:table-cell office:value-type="float" office:value="100">
                <text:p>100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185477">
                <text:p>185477</text:p>
              </table:table-cell>
              <table:table-cell office:value-type="float" office:value="100">
                <text:p>100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185477">
                <text:p>185477</text:p>
              </table:table-cell>
              <table:table-cell office:value-type="float" office:value="0">
                <text:p>0</text:p>
              </table:table-cell>
              <table:table-cell office:value-type="float" office:value="-808">
                <text:p>-808</text:p>
              </table:table-cell>
            </table:table-row>
            <table:table-row>
              <table:table-cell office:value-type="float" office:value="187734">
                <text:p>187734</text:p>
              </table:table-cell>
              <table:table-cell office:value-type="float" office:value="0">
                <text:p>0</text:p>
              </table:table-cell>
              <table:table-cell office:value-type="float" office:value="-808">
                <text:p>-808</text:p>
              </table:table-cell>
            </table:table-row>
            <table:table-row>
              <table:table-cell office:value-type="float" office:value="187734">
                <text:p>187734</text:p>
              </table:table-cell>
              <table:table-cell office:value-type="float" office:value="0">
                <text:p>0</text:p>
              </table:table-cell>
              <table:table-cell office:value-type="float" office:value="-808">
                <text:p>-808</text:p>
              </table:table-cell>
            </table:table-row>
            <table:table-row>
              <table:table-cell office:value-type="float" office:value="187734">
                <text:p>187734</text:p>
              </table:table-cell>
              <table:table-cell office:value-type="float" office:value="0">
                <text:p>0</text:p>
              </table:table-cell>
              <table:table-cell office:value-type="float" office:value="-808">
                <text:p>-808</text:p>
              </table:table-cell>
            </table:table-row>
            <table:table-row>
              <table:table-cell office:value-type="float" office:value="187734">
                <text:p>187734</text:p>
              </table:table-cell>
              <table:table-cell office:value-type="float" office:value="0">
                <text:p>0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float" office:value="189989">
                <text:p>189989</text:p>
              </table:table-cell>
              <table:table-cell office:value-type="float" office:value="0">
                <text:p>0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float" office:value="189989">
                <text:p>189989</text:p>
              </table:table-cell>
              <table:table-cell office:value-type="float" office:value="0">
                <text:p>0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float" office:value="189989">
                <text:p>189989</text:p>
              </table:table-cell>
              <table:table-cell office:value-type="float" office:value="0">
                <text:p>0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float" office:value="189989">
                <text:p>18998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2249">
                <text:p>19224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2249">
                <text:p>19224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2249">
                <text:p>19224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4505">
                <text:p>1945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4505">
                <text:p>1945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4505">
                <text:p>1945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4505">
                <text:p>19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772">
                <text:p>196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772">
                <text:p>196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772">
                <text:p>196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37">
                <text:p>199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37">
                <text:p>199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37">
                <text:p>199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37">
                <text:p>19903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01279">
                <text:p>20127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01279">
                <text:p>20127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01279">
                <text:p>20127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3530">
                <text:p>2035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3530">
                <text:p>2035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3530">
                <text:p>2035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3530">
                <text:p>203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763">
                <text:p>205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763">
                <text:p>205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763">
                <text:p>205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763">
                <text:p>205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019">
                <text:p>208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019">
                <text:p>208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019">
                <text:p>2080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0282">
                <text:p>2102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0282">
                <text:p>2102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0282">
                <text:p>2102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0282">
                <text:p>210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528">
                <text:p>212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528">
                <text:p>212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528">
                <text:p>21252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14792">
                <text:p>21479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14792">
                <text:p>21479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14792">
                <text:p>21479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14792">
                <text:p>21479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7040">
                <text:p>21704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7040">
                <text:p>21704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7040">
                <text:p>21704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9277">
                <text:p>219277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9277">
                <text:p>219277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9277">
                <text:p>219277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19277">
                <text:p>2192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1535">
                <text:p>2215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1535">
                <text:p>2215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1535">
                <text:p>2215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1535">
                <text:p>2215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3797">
                <text:p>22379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3797">
                <text:p>22379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3797">
                <text:p>22379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6067">
                <text:p>2260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6067">
                <text:p>2260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6067">
                <text:p>2260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6067">
                <text:p>2260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8340">
                <text:p>2283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8340">
                <text:p>2283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8340">
                <text:p>2283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0616">
                <text:p>2306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0616">
                <text:p>2306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0616">
                <text:p>2306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0616">
                <text:p>2306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2908">
                <text:p>2329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2908">
                <text:p>2329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2908">
                <text:p>2329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2908">
                <text:p>2329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5200">
                <text:p>235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5200">
                <text:p>235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5200">
                <text:p>235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457">
                <text:p>237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457">
                <text:p>237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457">
                <text:p>237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457">
                <text:p>237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761">
                <text:p>239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761">
                <text:p>239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761">
                <text:p>239761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42019">
                <text:p>242019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42019">
                <text:p>242019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42019">
                <text:p>242019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42019">
                <text:p>242019</text:p>
              </table:table-cell>
              <table:table-cell office:value-type="float" office:value="0">
                <text:p>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244270">
                <text:p>244270</text:p>
              </table:table-cell>
              <table:table-cell office:value-type="float" office:value="0">
                <text:p>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244270">
                <text:p>244270</text:p>
              </table:table-cell>
              <table:table-cell office:value-type="float" office:value="0">
                <text:p>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244270">
                <text:p>244270</text:p>
              </table:table-cell>
              <table:table-cell office:value-type="float" office:value="0">
                <text:p>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244270">
                <text:p>244270</text:p>
              </table:table-cell>
              <table:table-cell office:value-type="float" office:value="100">
                <text:p>10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246527">
                <text:p>246527</text:p>
              </table:table-cell>
              <table:table-cell office:value-type="float" office:value="100">
                <text:p>10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246527">
                <text:p>246527</text:p>
              </table:table-cell>
              <table:table-cell office:value-type="float" office:value="100">
                <text:p>10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246527">
                <text:p>24652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8787">
                <text:p>24878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8787">
                <text:p>24878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8787">
                <text:p>24878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8787">
                <text:p>248787</text:p>
              </table:table-cell>
              <table:table-cell office:value-type="float" office:value="0">
                <text:p>0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251045">
                <text:p>251045</text:p>
              </table:table-cell>
              <table:table-cell office:value-type="float" office:value="0">
                <text:p>0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251045">
                <text:p>251045</text:p>
              </table:table-cell>
              <table:table-cell office:value-type="float" office:value="0">
                <text:p>0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251045">
                <text:p>251045</text:p>
              </table:table-cell>
              <table:table-cell office:value-type="float" office:value="100">
                <text:p>100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253310">
                <text:p>253310</text:p>
              </table:table-cell>
              <table:table-cell office:value-type="float" office:value="100">
                <text:p>100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253310">
                <text:p>253310</text:p>
              </table:table-cell>
              <table:table-cell office:value-type="float" office:value="100">
                <text:p>100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253310">
                <text:p>253310</text:p>
              </table:table-cell>
              <table:table-cell office:value-type="float" office:value="100">
                <text:p>100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253310">
                <text:p>253310</text:p>
              </table:table-cell>
              <table:table-cell office:value-type="float" office:value="0">
                <text:p>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255566">
                <text:p>255566</text:p>
              </table:table-cell>
              <table:table-cell office:value-type="float" office:value="0">
                <text:p>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255566">
                <text:p>255566</text:p>
              </table:table-cell>
              <table:table-cell office:value-type="float" office:value="0">
                <text:p>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255566">
                <text:p>255566</text:p>
              </table:table-cell>
              <table:table-cell office:value-type="float" office:value="100">
                <text:p>10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255566">
                <text:p>255566</text:p>
              </table:table-cell>
              <table:table-cell office:value-type="float" office:value="100">
                <text:p>10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257818">
                <text:p>257818</text:p>
              </table:table-cell>
              <table:table-cell office:value-type="float" office:value="100">
                <text:p>10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257818">
                <text:p>257818</text:p>
              </table:table-cell>
              <table:table-cell office:value-type="float" office:value="100">
                <text:p>10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257818">
                <text:p>257818</text:p>
              </table:table-cell>
              <table:table-cell office:value-type="float" office:value="0">
                <text:p>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float" office:value="260088">
                <text:p>260088</text:p>
              </table:table-cell>
              <table:table-cell office:value-type="float" office:value="0">
                <text:p>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float" office:value="260088">
                <text:p>260088</text:p>
              </table:table-cell>
              <table:table-cell office:value-type="float" office:value="0">
                <text:p>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float" office:value="260088">
                <text:p>260088</text:p>
              </table:table-cell>
              <table:table-cell office:value-type="float" office:value="0">
                <text:p>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float" office:value="260088">
                <text:p>260088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float" office:value="262333">
                <text:p>262333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float" office:value="262333">
                <text:p>262333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float" office:value="262333">
                <text:p>262333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264599">
                <text:p>264599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264599">
                <text:p>264599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264599">
                <text:p>264599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264599">
                <text:p>264599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float" office:value="266878">
                <text:p>266878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float" office:value="266878">
                <text:p>266878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float" office:value="266878">
                <text:p>266878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float" office:value="269152">
                <text:p>26915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float" office:value="269152">
                <text:p>26915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float" office:value="269152">
                <text:p>269152</text:p>
              </table:table-cell>
              <table:table-cell office:value-type="float" office:value="0">
                <text:p>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float" office:value="269152">
                <text:p>269152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271410">
                <text:p>271410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271410">
                <text:p>271410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271410">
                <text:p>271410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271410">
                <text:p>271410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float" office:value="273673">
                <text:p>273673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float" office:value="273673">
                <text:p>273673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float" office:value="273673">
                <text:p>273673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275931">
                <text:p>275931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275931">
                <text:p>275931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275931">
                <text:p>275931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275931">
                <text:p>275931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278186">
                <text:p>27818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278186">
                <text:p>27818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278186">
                <text:p>278186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280452">
                <text:p>28045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280452">
                <text:p>28045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280452">
                <text:p>280452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280452">
                <text:p>280452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float" office:value="282712">
                <text:p>282712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float" office:value="282712">
                <text:p>282712</text:p>
              </table:table-cell>
              <table:table-cell office:value-type="float" office:value="0">
                <text:p>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float" office:value="282712">
                <text:p>282712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284970">
                <text:p>284970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284970">
                <text:p>284970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284970">
                <text:p>284970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284970">
                <text:p>284970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287219">
                <text:p>287219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287219">
                <text:p>287219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287219">
                <text:p>287219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287219">
                <text:p>287219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289474">
                <text:p>289474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289474">
                <text:p>289474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289474">
                <text:p>28947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291740">
                <text:p>29174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291740">
                <text:p>29174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291740">
                <text:p>291740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291740">
                <text:p>29174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294004">
                <text:p>29400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294004">
                <text:p>29400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294004">
                <text:p>29400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296264">
                <text:p>29626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296264">
                <text:p>29626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296264">
                <text:p>296264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296264">
                <text:p>29626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298524">
                <text:p>29852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298524">
                <text:p>298524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298524">
                <text:p>29852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298524">
                <text:p>29852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300785">
                <text:p>300785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300785">
                <text:p>300785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300785">
                <text:p>300785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float" office:value="303020">
                <text:p>30302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float" office:value="303020">
                <text:p>30302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float" office:value="303020">
                <text:p>303020</text:p>
              </table:table-cell>
              <table:table-cell office:value-type="float" office:value="0">
                <text:p>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float" office:value="303020">
                <text:p>303020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305264">
                <text:p>305264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305264">
                <text:p>305264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305264">
                <text:p>305264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307529">
                <text:p>30752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307529">
                <text:p>30752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307529">
                <text:p>307529</text:p>
              </table:table-cell>
              <table:table-cell office:value-type="float" office:value="0">
                <text:p>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307529">
                <text:p>307529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309787">
                <text:p>30978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309787">
                <text:p>309787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309787">
                <text:p>309787</text:p>
              </table:table-cell>
              <table:table-cell office:value-type="float" office:value="0">
                <text:p>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312040">
                <text:p>312040</text:p>
              </table:table-cell>
              <table:table-cell office:value-type="float" office:value="0">
                <text:p>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312040">
                <text:p>312040</text:p>
              </table:table-cell>
              <table:table-cell office:value-type="float" office:value="0">
                <text:p>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312040">
                <text:p>312040</text:p>
              </table:table-cell>
              <table:table-cell office:value-type="float" office:value="0">
                <text:p>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312040">
                <text:p>312040</text:p>
              </table:table-cell>
              <table:table-cell office:value-type="float" office:value="0">
                <text:p>0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314286">
                <text:p>314286</text:p>
              </table:table-cell>
              <table:table-cell office:value-type="float" office:value="0">
                <text:p>0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314286">
                <text:p>314286</text:p>
              </table:table-cell>
              <table:table-cell office:value-type="float" office:value="0">
                <text:p>0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314286">
                <text:p>314286</text:p>
              </table:table-cell>
              <table:table-cell office:value-type="float" office:value="100">
                <text:p>100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314286">
                <text:p>314286</text:p>
              </table:table-cell>
              <table:table-cell office:value-type="float" office:value="100">
                <text:p>100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316534">
                <text:p>316534</text:p>
              </table:table-cell>
              <table:table-cell office:value-type="float" office:value="100">
                <text:p>100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316534">
                <text:p>316534</text:p>
              </table:table-cell>
              <table:table-cell office:value-type="float" office:value="100">
                <text:p>100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316534">
                <text:p>316534</text:p>
              </table:table-cell>
              <table:table-cell office:value-type="float" office:value="0">
                <text:p>0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318783">
                <text:p>318783</text:p>
              </table:table-cell>
              <table:table-cell office:value-type="float" office:value="0">
                <text:p>0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318783">
                <text:p>318783</text:p>
              </table:table-cell>
              <table:table-cell office:value-type="float" office:value="0">
                <text:p>0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318783">
                <text:p>318783</text:p>
              </table:table-cell>
              <table:table-cell office:value-type="float" office:value="0">
                <text:p>0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318783">
                <text:p>318783</text:p>
              </table:table-cell>
              <table:table-cell office:value-type="float" office:value="100">
                <text:p>100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321020">
                <text:p>321020</text:p>
              </table:table-cell>
              <table:table-cell office:value-type="float" office:value="100">
                <text:p>100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321020">
                <text:p>321020</text:p>
              </table:table-cell>
              <table:table-cell office:value-type="float" office:value="100">
                <text:p>100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321020">
                <text:p>321020</text:p>
              </table:table-cell>
              <table:table-cell office:value-type="float" office:value="0">
                <text:p>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323267">
                <text:p>323267</text:p>
              </table:table-cell>
              <table:table-cell office:value-type="float" office:value="0">
                <text:p>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323267">
                <text:p>323267</text:p>
              </table:table-cell>
              <table:table-cell office:value-type="float" office:value="0">
                <text:p>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323267">
                <text:p>323267</text:p>
              </table:table-cell>
              <table:table-cell office:value-type="float" office:value="0">
                <text:p>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323267">
                <text:p>323267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25522">
                <text:p>325522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25522">
                <text:p>325522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25522">
                <text:p>325522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27762">
                <text:p>327762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27762">
                <text:p>327762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27762">
                <text:p>327762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27762">
                <text:p>327762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30030">
                <text:p>330030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30030">
                <text:p>330030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30030">
                <text:p>330030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32276">
                <text:p>332276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32276">
                <text:p>332276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32276">
                <text:p>332276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32276">
                <text:p>332276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34521">
                <text:p>334521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34521">
                <text:p>334521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34521">
                <text:p>334521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34521">
                <text:p>334521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36782">
                <text:p>336782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36782">
                <text:p>336782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36782">
                <text:p>336782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39042">
                <text:p>339042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39042">
                <text:p>339042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39042">
                <text:p>339042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39042">
                <text:p>339042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41298">
                <text:p>341298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41298">
                <text:p>341298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41298">
                <text:p>341298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43564">
                <text:p>343564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43564">
                <text:p>343564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43564">
                <text:p>343564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43564">
                <text:p>343564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45807">
                <text:p>345807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45807">
                <text:p>345807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45807">
                <text:p>345807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48052">
                <text:p>348052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48052">
                <text:p>348052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48052">
                <text:p>348052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48052">
                <text:p>348052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50315">
                <text:p>350315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50315">
                <text:p>350315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50315">
                <text:p>350315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50315">
                <text:p>350315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52571">
                <text:p>352571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52571">
                <text:p>352571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52571">
                <text:p>352571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54812">
                <text:p>354812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54812">
                <text:p>354812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54812">
                <text:p>354812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54812">
                <text:p>354812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57057">
                <text:p>357057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57057">
                <text:p>357057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57057">
                <text:p>357057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59315">
                <text:p>359315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59315">
                <text:p>359315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59315">
                <text:p>359315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59315">
                <text:p>359315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61617">
                <text:p>361617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61617">
                <text:p>361617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61617">
                <text:p>361617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61617">
                <text:p>361617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63944">
                <text:p>363944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63944">
                <text:p>363944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63944">
                <text:p>363944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66254">
                <text:p>366254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66254">
                <text:p>366254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66254">
                <text:p>366254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66254">
                <text:p>36625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68518">
                <text:p>368518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68518">
                <text:p>368518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68518">
                <text:p>368518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70777">
                <text:p>370777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70777">
                <text:p>370777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70777">
                <text:p>370777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70777">
                <text:p>370777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73023">
                <text:p>373023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73023">
                <text:p>373023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73023">
                <text:p>373023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73023">
                <text:p>373023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